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87cm"/>
    </style:style>
    <style:style style:name="Tabla1.B" style:family="table-column">
      <style:table-column-properties style:column-width="3.776cm"/>
    </style:style>
    <style:style style:name="Tabla1.C" style:family="table-column">
      <style:table-column-properties style:column-width="4.32cm"/>
    </style:style>
    <style:style style:name="Tabla1.D" style:family="table-column">
      <style:table-column-properties style:column-width="3.03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b85c00" loext:opacity="100%" style:font-name="Lohit Devanagari1" fo:font-size="16pt" fo:font-weight="bold" officeooo:rsid="0004d5c1" officeooo:paragraph-rsid="0004d5c1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333333" loext:opacity="100%" style:font-name="Lohit Devanagari1" fo:font-size="12pt" fo:font-weight="bold" officeooo:rsid="0004d5c1" officeooo:paragraph-rsid="0004d5c1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333333" loext:opacity="100%" style:font-name="Lohit Devanagari1" fo:font-size="12pt" fo:font-weight="normal" officeooo:rsid="0004d5c1" officeooo:paragraph-rsid="0004d5c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333333" loext:opacity="100%" style:font-name="Lohit Devanagari1" fo:font-size="12pt" fo:font-weight="bold" officeooo:rsid="0004d5c1" officeooo:paragraph-rsid="0004d5c1" fo:background-color="#ffd7d7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333333" loext:opacity="100%" style:font-name="Lohit Devanagari1" fo:font-size="12pt" fo:font-weight="normal" officeooo:rsid="0004d5c1" officeooo:paragraph-rsid="0004d5c1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b85c00" loext:opacity="100%" style:font-name="Lohit Devanagari1" fo:font-size="12pt" fo:font-weight="bold" officeooo:rsid="0004d5c1" officeooo:paragraph-rsid="0004d5c1" fo:background-color="transparent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333333" loext:opacity="100%" style:font-name="Lohit Devanagari1" fo:font-size="12pt" fo:font-weight="bold" officeooo:rsid="0004d5c1" officeooo:paragraph-rsid="0004d5c1" fo:background-color="transparent" style:font-size-asian="10.5pt" style:font-weight-asian="bold" style:font-size-complex="12pt" style:font-weight-complex="bold"/>
    </style:style>
    <style:style style:name="P8" style:family="paragraph" style:parent-style-name="Heading_20_6">
      <style:text-properties fo:color="#333333" loext:opacity="100%" style:font-name="Lohit Devanagari1" fo:font-size="12pt" officeooo:rsid="0004d5c1" style:font-size-asian="10.5pt" style:font-size-complex="12pt"/>
    </style:style>
    <style:style style:name="P9" style:family="paragraph" style:parent-style-name="Text_20_body">
      <style:text-properties fo:color="#b85c00" loext:opacity="100%" style:font-name="Lohit Devanagari1" fo:font-weight="bold" officeooo:rsid="0004d5c1" style:font-weight-asian="bold" style:font-weight-complex="bold"/>
    </style:style>
    <style:style style:name="P10" style:family="paragraph" style:parent-style-name="Text_20_body">
      <style:text-properties fo:color="#333333" loext:opacity="100%" style:font-name="Lohit Devanagari1" fo:font-weight="bold" officeooo:rsid="0004d5c1" style:font-weight-asian="bold" style:font-weight-complex="bold"/>
    </style:style>
    <style:style style:name="P11" style:family="paragraph" style:parent-style-name="Horizontal_20_Line">
      <style:text-properties fo:color="#333333" loext:opacity="100%" style:font-name="Lohit Devanagari1" fo:font-size="12pt" fo:font-weight="bold" officeooo:rsid="0004d5c1" style:font-size-asian="10.5pt" style:font-weight-asian="bold" style:font-size-complex="12pt" style:font-weight-complex="bold"/>
    </style:style>
    <style:style style:name="P12" style:family="paragraph" style:parent-style-name="Heading_20_1">
      <style:text-properties fo:color="#b85c00" loext:opacity="100%" style:font-name="Lohit Devanagari1" fo:font-size="12pt" officeooo:rsid="0004d5c1" style:font-size-asian="10.5pt" style:font-size-complex="12pt"/>
    </style:style>
    <style:style style:name="P13" style:family="paragraph" style:parent-style-name="Text_20_body" style:list-style-name="L1">
      <style:text-properties fo:color="#b85c00" loext:opacity="100%" style:font-name="Lohit Devanagari1" fo:font-weight="bold" officeooo:rsid="0004d5c1" style:font-weight-asian="bold" style:font-weight-complex="bold"/>
    </style:style>
    <style:style style:name="P14" style:family="paragraph" style:parent-style-name="Preformatted_20_Text">
      <style:paragraph-properties fo:margin-left="0cm" fo:margin-right="0cm" fo:text-indent="0cm" style:auto-text-indent="false" style:writing-mode="lr-tb"/>
      <style:text-properties fo:color="#b85c00" loext:opacity="100%" style:font-name="Lohit Devanagari1" fo:font-size="12pt" fo:font-weight="bold" officeooo:rsid="0004d5c1" style:font-size-asian="10.5pt" style:font-weight-asian="bold" style:font-size-complex="12pt" style:font-weight-complex="bold"/>
    </style:style>
    <style:style style:name="P15" style:family="paragraph" style:parent-style-name="Preformatted_20_Text">
      <style:paragraph-properties fo:margin-top="0cm" fo:margin-bottom="0.499cm" style:contextual-spacing="false" style:writing-mode="lr-tb"/>
      <style:text-properties fo:color="#b85c00" loext:opacity="100%" style:font-name="Lohit Devanagari1" fo:font-size="12pt" fo:font-weight="bold" officeooo:rsid="0004d5c1" style:font-size-asian="10.5pt" style:font-weight-asian="bold" style:font-size-complex="12pt" style:font-weight-complex="bold"/>
    </style:style>
    <style:style style:name="P16" style:family="paragraph" style:parent-style-name="Heading_20_1">
      <style:text-properties fo:color="#333333" loext:opacity="100%" style:font-name="Lohit Devanagari1" fo:font-size="12pt" officeooo:rsid="0004d5c1" style:font-size-asian="10.5pt" style:font-size-complex="12pt"/>
    </style:style>
    <style:style style:name="P17" style:family="paragraph" style:parent-style-name="Text_20_body" style:list-style-name="L2">
      <style:text-properties fo:color="#b85c00" loext:opacity="100%" style:font-name="Lohit Devanagari1" fo:font-weight="bold" officeooo:rsid="0004d5c1" style:font-weight-asian="bold" style:font-weight-complex="bold"/>
    </style:style>
    <style:style style:name="P18" style:family="paragraph" style:parent-style-name="Preformatted_20_Text">
      <style:paragraph-properties style:writing-mode="lr-tb"/>
      <style:text-properties fo:color="#b85c00" loext:opacity="100%" style:font-name="Lohit Devanagari1" fo:font-size="12pt" fo:font-weight="bold" officeooo:rsid="0004d5c1" style:font-size-asian="10.5pt" style:font-weight-asian="bold" style:font-size-complex="12pt" style:font-weight-complex="bold"/>
    </style:style>
    <style:style style:name="P19" style:family="paragraph" style:parent-style-name="Table_20_Heading">
      <style:text-properties fo:color="#333333" loext:opacity="100%"/>
    </style:style>
    <style:style style:name="P20" style:family="paragraph" style:parent-style-name="Table_20_Contents">
      <style:text-properties fo:color="#333333" loext:opacity="100%"/>
    </style:style>
    <style:style style:name="P21" style:family="paragraph" style:parent-style-name="Preformatted_20_Text">
      <style:paragraph-properties style:writing-mode="lr-tb"/>
      <style:text-properties fo:color="#333333" loext:opacity="100%" style:font-name="Lohit Devanagari1" fo:font-size="12pt" fo:font-weight="bold" officeooo:rsid="0004d5c1" style:font-size-asian="10.5pt" style:font-weight-asian="bold" style:font-size-complex="12pt" style:font-weight-complex="bold"/>
    </style:style>
    <style:style style:name="P22" style:family="paragraph" style:parent-style-name="Text_20_body" style:list-style-name="L3">
      <style:text-properties fo:color="#b85c00" loext:opacity="100%" style:font-name="Lohit Devanagari1" fo:font-weight="bold" officeooo:rsid="0004d5c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333333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T EXPLICITO </text:p>
      <text:p text:style-name="P1"/>
      <text:p text:style-name="P2">String p = (String) object;</text:p>
      <text:p text:style-name="P2"/>
      <text:p text:style-name="P3">Hace un cast explícito de object al tipo String.</text:p>
      <text:p text:style-name="P3">Pero —igual que antes— esto solo es válido si object realmente contiene un String en tiempo de ejecución.</text:p>
      <text:p text:style-name="P2"/>
      <text:p text:style-name="P2">✅ ¿Qué significa exactamente este cast?</text:p>
      <text:p text:style-name="P2">Significa:</text:p>
      <text:p text:style-name="P3"/>
      <text:p text:style-name="P3">“Trata la referencia object como si fuera un String.”</text:p>
      <text:p text:style-name="P3"/>
      <text:p text:style-name="P3">Pero esto no convierte el objeto, ni cambia su tipo real.</text:p>
      <text:p text:style-name="P3">Solo cambia el tipo de la referencia con la que accedes a él.</text:p>
      <text:p text:style-name="P2"/>
      <text:p text:style-name="P2">✔ Ejemplo válido</text:p>
      <text:p text:style-name="P2"/>
      <text:p text:style-name="P2"><text:tab/><text:span text:style-name="T1">Object object = "Hola mundo";</text:span></text:p>
      <text:p text:style-name="P3"><text:tab/>String p = (String) object; <text:s/>// ✔ Correcto</text:p>
      <text:p text:style-name="P3"/>
      <text:p text:style-name="P3">Por qué funciona:</text:p>
      <text:p text:style-name="P3"/>
      <text:p text:style-name="P3">El objeto real en memoria ya es un String.</text:p>
      <text:p text:style-name="P3"/>
      <text:p text:style-name="P3">Simplemente lo estamos “leyendo” como String.</text:p>
      <text:p text:style-name="P2"/>
      <text:p text:style-name="P2">❌ Ejemplo que falla</text:p>
      <text:p text:style-name="P2"/>
      <text:p text:style-name="P2"><text:tab/><text:span text:style-name="T1">Object object = 123; <text:s text:c="4"/>// Un Integer</text:span></text:p>
      <text:p text:style-name="P3"><text:tab/>String p = (String) object; <text:s/>// ❌ ClassCastException</text:p>
      <text:p text:style-name="P2"/>
      <text:p text:style-name="P3">Esto lanza:</text:p>
      <text:p text:style-name="P3"/>
      <text:p text:style-name="P3">java.lang.ClassCastException: java.lang.Integer cannot be cast to java.lang.String</text:p>
      <text:p text:style-name="P2"/>
      <text:p text:style-name="P4">Porque Java no puede reinterpretar un Integer como un String.</text:p>
      <text:p text:style-name="P4"/>
      <text:p text:style-name="P4"/>
      <text:p text:style-name="P5"/>
      <text:p text:style-name="P5"/>
      <text:p text:style-name="P5"/>
      <text:p text:style-name="P5"/>
      <text:p text:style-name="P6"><text:soft-page-break/>EJEMPLO DE CAST DENTRO DE UN @OVERRIDE DEL MÉTODO EQUALS EN UNA CLASE QUE DEFINO:</text:p>
      <text:p text:style-name="P6"/>
      <text:p text:style-name="P7">Estas dos líneas: </text:p>
      <text:p text:style-name="P7"/>
      <text:p text:style-name="P7">Persona p = (Persona) object; </text:p>
      <text:p text:style-name="P7">Persona p1 = new Persona(object); </text:p>
      <text:p text:style-name="P7"/>
      <text:p text:style-name="P7">¿hacen lo mismo?</text:p>
      <text:h text:style-name="P8" text:outline-level="6"/>
      <text:h text:style-name="P8" text:outline-level="6">ChatGPT Plus</text:h>
      <text:p text:style-name="P9"><text:span text:style-name="T2">No, </text:span><text:span text:style-name="Strong_20_Emphasis"><text:span text:style-name="T2">no hacen lo mismo</text:span></text:span><text:span text:style-name="T2">. Aunque se parezcan, son dos operaciones completamente diferentes en Java.</text:span></text:p>
      <text:p text:style-name="P10">Vamos caso por caso:</text:p>
      <text:p text:style-name="P11"/>
      <text:h text:style-name="P12" text:outline-level="1"><text:span text:style-name="T2">✅ 1. </text:span><text:span text:style-name="Strong_20_Emphasis"><text:span text:style-name="Source_20_Text"><text:span text:style-name="T2">Persona p = (Persona) object;</text:span></text:span></text:span></text:h>
      <text:p text:style-name="P9"><text:span text:style-name="T2">Esto es un </text:span><text:span text:style-name="Strong_20_Emphasis"><text:span text:style-name="T2">cast (conversión de tipo) explícito</text:span></text:span><text:span text:style-name="T2">.</text:span></text:p>
      <text:p text:style-name="P10">Significa:</text:p>
      <text:list text:style-name="L1">
        <text:list-item>
          <text:p text:style-name="P13"><text:span text:style-name="Emphasis"><text:span text:style-name="T2">“Trata la variable </text:span></text:span><text:span text:style-name="Emphasis"><text:span text:style-name="Source_20_Text"><text:span text:style-name="T2">object</text:span></text:span></text:span><text:span text:style-name="Emphasis"><text:span text:style-name="T2"> como un objeto de tipo </text:span></text:span><text:span text:style-name="Emphasis"><text:span text:style-name="Source_20_Text"><text:span text:style-name="T2">Persona</text:span></text:span></text:span><text:span text:style-name="Emphasis"><text:span text:style-name="T2">.”</text:span></text:span></text:p>
        </text:list-item>
        <text:list-item>
          <text:p text:style-name="P13"><text:span text:style-name="Strong_20_Emphasis"><text:span text:style-name="T2">No crea un objeto nuevo</text:span></text:span><text:span text:style-name="T2">.</text:span></text:p>
        </text:list-item>
        <text:list-item>
          <text:p text:style-name="P13"><text:span text:style-name="T2">Solo cambia el </text:span><text:span text:style-name="Emphasis"><text:span text:style-name="T2">tipo con el que accedes</text:span></text:span><text:span text:style-name="T2"> al mismo objeto en memoria.</text:span></text:p>
        </text:list-item>
      </text:list>
      <text:p text:style-name="P9"><text:span text:style-name="T2">✔ Requisito fundamental:<text:line-break/></text:span><text:span text:style-name="Source_20_Text"><text:span text:style-name="T2">object</text:span></text:span><text:span text:style-name="T2"> </text:span><text:span text:style-name="Strong_20_Emphasis"><text:span text:style-name="T2">ya debe ser</text:span></text:span><text:span text:style-name="T2"> una instancia de </text:span><text:span text:style-name="Source_20_Text"><text:span text:style-name="T2">Persona</text:span></text:span><text:span text:style-name="T2"> (o de una subclase).</text:span></text:p>
      <text:p text:style-name="P10">Ejemplo válido:</text:p>
      <text:p text:style-name="P14"><text:span text:style-name="Source_20_Text"><text:span text:style-name="T2">Object object = new Persona();</text:span></text:span></text:p>
      <text:p text:style-name="P15"><text:span text:style-name="Source_20_Text"><text:span text:style-name="T2">Persona p = (Persona) object; // correcto</text:span></text:span></text:p>
      <text:p text:style-name="P10">Ejemplo inválido:</text:p>
      <text:p text:style-name="P14"><text:span text:style-name="Source_20_Text"><text:span text:style-name="T2">Object object = "Hola";</text:span></text:span></text:p>
      <text:p text:style-name="P15"><text:span text:style-name="Source_20_Text"><text:span text:style-name="T2">Persona p = (Persona) object; // ClassCastException en tiempo de ejecución</text:span></text:span></text:p>
      <text:p text:style-name="P11"/>
      <text:h text:style-name="P16" text:outline-level="1"><text:soft-page-break/></text:h>
      <text:h text:style-name="P12" text:outline-level="1"><text:span text:style-name="T2">✅ 2. </text:span><text:span text:style-name="Strong_20_Emphasis"><text:span text:style-name="Source_20_Text"><text:span text:style-name="T2">Persona p1 = new Persona(object);</text:span></text:span></text:span></text:h>
      <text:p text:style-name="P9"><text:span text:style-name="T2">Esto es una </text:span><text:span text:style-name="Strong_20_Emphasis"><text:span text:style-name="T2">creación de objeto</text:span></text:span><text:span text:style-name="T2">:</text:span></text:p>
      <text:list text:style-name="L2">
        <text:list-item>
          <text:p text:style-name="P17"><text:span text:style-name="T2">Invocas un </text:span><text:span text:style-name="Strong_20_Emphasis"><text:span text:style-name="T2">constructor</text:span></text:span><text:span text:style-name="T2"> de la clase </text:span><text:span text:style-name="Source_20_Text"><text:span text:style-name="T2">Persona</text:span></text:span><text:span text:style-name="T2">.</text:span></text:p>
        </text:list-item>
        <text:list-item>
          <text:p text:style-name="P17"><text:span text:style-name="T2">Crea un </text:span><text:span text:style-name="Strong_20_Emphasis"><text:span text:style-name="T2">objeto completamente nuevo</text:span></text:span><text:span text:style-name="T2">.</text:span></text:p>
        </text:list-item>
        <text:list-item>
          <text:p text:style-name="P17"><text:span text:style-name="T2">Requiere que exista en la clase </text:span><text:span text:style-name="Source_20_Text"><text:span text:style-name="T2">Persona</text:span></text:span><text:span text:style-name="T2"> un constructor así:</text:span></text:p>
        </text:list-item>
      </text:list>
      <text:p text:style-name="P14"><text:span text:style-name="Source_20_Text"><text:span text:style-name="T2">public Persona(Object o) {</text:span></text:span></text:p>
      <text:p text:style-name="P18"><text:span text:style-name="Source_20_Text"><text:span text:style-name="T2"><text:s text:c="4"/>// ...</text:span></text:span></text:p>
      <text:p text:style-name="P15"><text:span text:style-name="Source_20_Text"><text:span text:style-name="T2">}</text:span></text:span></text:p>
      <text:p text:style-name="P9"><text:span text:style-name="T2">✔ Acepta cualquier valor para </text:span><text:span text:style-name="Source_20_Text"><text:span text:style-name="T2">object</text:span></text:span><text:span text:style-name="T2">, mientras el constructor lo permita.</text:span></text:p>
      <text:p text:style-name="P9"><text:span text:style-name="T2">No depende del tipo real de </text:span><text:span text:style-name="Source_20_Text"><text:span text:style-name="T2">object</text:span></text:span><text:span text:style-name="T2">.</text:span></text:p>
      <text:p text:style-name="P9"><text:span text:style-name="T2">Ejemplo válido aunque </text:span><text:span text:style-name="Source_20_Text"><text:span text:style-name="T2">object</text:span></text:span><text:span text:style-name="T2"> sea una cadena:</text:span></text:p>
      <text:p text:style-name="P14"><text:span text:style-name="Source_20_Text"><text:span text:style-name="T2">Object object = "Hola";</text:span></text:span></text:p>
      <text:p text:style-name="P15"><text:span text:style-name="Source_20_Text"><text:span text:style-name="T2">Persona p1 = new Persona(object); // válido si el constructor existe</text:span></text:span></text:p>
      <text:p text:style-name="P11"/>
      <text:h text:style-name="P16" text:outline-level="1">🔍 Resumen fundamental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19">Código</text:p>
            </table:table-cell>
            <table:table-cell table:style-name="Tabla1.A1" office:value-type="string">
              <text:p text:style-name="P19">Qué hace</text:p>
            </table:table-cell>
            <table:table-cell table:style-name="Tabla1.A1" office:value-type="string">
              <text:p text:style-name="P19">Requisitos</text:p>
            </table:table-cell>
            <table:table-cell table:style-name="Tabla1.A1" office:value-type="string">
              <text:p text:style-name="P19">¿Crea objeto nuevo?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<text:span text:style-name="T2">Persona p = (Persona) object;</text:span></text:span></text:p>
          </table:table-cell>
          <table:table-cell table:style-name="Tabla1.A1" office:value-type="string">
            <text:p text:style-name="P20">Cast (reinterpretar el tipo)</text:p>
          </table:table-cell>
          <table:table-cell table:style-name="Tabla1.A1" office:value-type="string">
            <text:p text:style-name="Table_20_Contents"><text:span text:style-name="Source_20_Text"><text:span text:style-name="T2">object</text:span></text:span><text:span text:style-name="T2"> debe </text:span><text:span text:style-name="Emphasis"><text:span text:style-name="T2">ser</text:span></text:span><text:span text:style-name="T2"> un </text:span><text:span text:style-name="Source_20_Text"><text:span text:style-name="T2">Persona</text:span></text:span></text:p>
          </table:table-cell>
          <table:table-cell table:style-name="Tabla1.A1" office:value-type="string">
            <text:p text:style-name="P20">❌ No</text:p>
          </table:table-cell>
        </table:table-row>
        <table:table-row>
          <table:table-cell table:style-name="Tabla1.A1" office:value-type="string">
            <text:p text:style-name="Table_20_Contents"><text:span text:style-name="Source_20_Text"><text:span text:style-name="T2">new Persona(object)</text:span></text:span></text:p>
          </table:table-cell>
          <table:table-cell table:style-name="Tabla1.A1" office:value-type="string">
            <text:p text:style-name="P20">Llama a un constructor</text:p>
          </table:table-cell>
          <table:table-cell table:style-name="Tabla1.A1" office:value-type="string">
            <text:p text:style-name="P20">Debe existir el constructor</text:p>
          </table:table-cell>
          <table:table-cell table:style-name="Tabla1.A1" office:value-type="string">
            <text:p text:style-name="P20">✔ Sí</text:p>
          </table:table-cell>
        </table:table-row>
      </table:table>
      <text:p text:style-name="P11"/>
      <text:h text:style-name="P16" text:outline-level="1">✔ Ejemplo ilustrativo</text:h>
      <text:p text:style-name="P14"><text:span text:style-name="Source_20_Text"><text:span text:style-name="T2">Object object = new Persona("Juan");</text:span></text:span></text:p>
      <text:p text:style-name="P21"/>
      <text:p text:style-name="P18"><text:span text:style-name="Source_20_Text"><text:span text:style-name="T2">// CAST</text:span></text:span></text:p>
      <text:p text:style-name="P18"><text:span text:style-name="Source_20_Text"><text:span text:style-name="T2">Persona p = (Persona) object; <text:s/></text:span></text:span></text:p>
      <text:p text:style-name="P18"><text:span text:style-name="Source_20_Text"><text:span text:style-name="T2">// p y object apuntan al MISMO objeto Persona en memoria.</text:span></text:span></text:p>
      <text:p text:style-name="P21"/>
      <text:p text:style-name="P18"><text:span text:style-name="Source_20_Text"><text:span text:style-name="T2">// CONSTRUCTOR</text:span></text:span></text:p>
      <text:p text:style-name="P18"><text:span text:style-name="Source_20_Text"><text:span text:style-name="T2">Persona p1 = new Persona(object);</text:span></text:span></text:p>
      <text:p text:style-name="P15"><text:span text:style-name="Source_20_Text"><text:span text:style-name="T2">// p1 es un objeto TOTALMENTE NUEVO y separado.</text:span></text:span></text:p>
      <text:p text:style-name="P11"/>
      <text:h text:style-name="P16" text:outline-level="1"><text:soft-page-break/>🧠 Conclusión</text:h>
      <text:p text:style-name="P9"><text:span text:style-name="Strong_20_Emphasis"><text:span text:style-name="T2">→ No hacen lo mismo.</text:span></text:span></text:p>
      <text:list text:style-name="L3">
        <text:list-item>
          <text:p text:style-name="P22"><text:span text:style-name="T2">El cast </text:span><text:span text:style-name="Emphasis"><text:span text:style-name="T2">reinterpretará</text:span></text:span><text:span text:style-name="T2"> un objeto existente.</text:span></text:p>
        </text:list-item>
        <text:list-item>
          <text:p text:style-name="P22"><text:span text:style-name="T2">El constructor </text:span><text:span text:style-name="Emphasis"><text:span text:style-name="T2">creará uno nuevo</text:span></text:span><text:span text:style-name="T2">.</text:span></text:p>
        </text:list-item>
      </text:list>
      <text:p text:style-name="P9"><text:span text:style-name="T2">Si quieres, puedo explicarte esto usando memoria, diagramas o ejemplos prácticos con </text:span><text:span text:style-name="Source_20_Text"><text:span text:style-name="T2">instanceof</text:span></text:span><text:span text:style-name="T2">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2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3:35:04.979967421</meta:creation-date>
    <dc:date>2025-11-29T13:42:21.054333768</dc:date>
    <meta:editing-duration>PT7M16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4" meta:paragraph-count="81" meta:word-count="489" meta:character-count="2874" meta:non-whitespace-character-count="2454"/>
  </office:meta>
</office:document-meta>
</file>